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4846in"/>
    </style:style>
    <style:style style:name="co2" style:family="table-column">
      <style:table-column-properties fo:break-before="auto" style:column-width="4.53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138in" fo:break-before="auto" style:use-optimal-row-height="true"/>
    </style:style>
    <style:style style:name="ro2" style:family="table-row">
      <style:table-row-properties style:row-height="0.4008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47 நாட்கள் - சிவசங்கர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174 - கா. சுதாகர்</text:p>
          </table:table-cell>
          <table:table-cell office:value-type="string" calcext:value-type="string">
            <text:p>அறிவியல் (கணிதம்) புதினம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க்னிச் சிறகுகள் - அப்துல் கலா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சல் மனுதரும சாஸ்திரம் - பெரியார் சுயமரியாதை பிரசார நிறுவன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சுரன் - ஆனந்த் நீலகண்ட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ஞ்சலை - கண்மணி குணசேக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ஞ்சுவண்ணம் தெரு - தோப்பில் முஹம்மது மீரா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ஞ்ஞாடி - பூமண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டிமையின் காதல் - ரா. கி. ரங்கராஜன்</text:p>
          </table:table-cell>
          <table:table-cell office:value-type="string" calcext:value-type="string">
            <text:p>கமல் கா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ந்திமந்தாரை - சிட்டி பெ. கோ. சுந்தரராஜ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ந்நியன் - ஆல்பெர் காம்யு, வெ. ஸ்ரீரா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ப்பத்தா - பாரதி கிருஷ்ணகுமார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ப்பால் ஒரு நிலம் - குணா கவியழகன் (ஈழ இலக்கியம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ப்பாஸ்பாய் தோப்பு - எஸ். அர்ஷிய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பிதா – லா. ச. ராமாமிருத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ம்மா வந்தாள் – தி. ஜானகிராம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யல் பெண்களின் கதைகள் - எம். ரிஷான்ஷெரீப்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யோத்திதாசர் - பார்ப்பனர் முதல் பறையர் வரை - டி. தருமராஜ்</text:p>
          </table:table-cell>
          <table:table-cell office:value-type="string" calcext:value-type="string">
            <text:p>எஸ். ரா. பரிந்துரை, சு. வெங்கடேசன் பரிந்துர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அயோத்திதாசர் சிந்தனைகள் - ஆயோத்திதாசர் (ஆசிரியர்), ஞான.அலாய்சியஸ் (தொகுப்பு) - (மூன்று தொகுதிகள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ரசும் புரட்சியும் - லெனி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ரசூர் வம்சம் - இரா. முரு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ற்றவைகளால் நிரம்பியவள் - பிரியா விஜயராக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றியப்படாத தமிழ்மொழி - முனைவர். கண்ணபிரான் இரவிசங்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றியப்படாத தமிழகம் - தொ. பரமசி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றுபடும் விலங்கு - கரன் கார்க்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்புள்ள புல்புல் - சுனில் கிருஷ்ணன் (காந்தியம் பற்ற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்னை - கிரேஸியா டெலடா, தி. ஜானகிராமன்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ார்கலியின் காதலர்கள் - எஸ். செந்தில்குமார்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ஜ்வா - சரவணன் சந்த்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ஜ்னபி - மீரான் மைதீ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ங்காரம் - ஏக்நாத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திச்சநல்லூர் முதல் கீழடி வரை - நிவேதிதா லூயிஸ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திரை - சயந்த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பரேஷன் நோவா - தமிழ்மகன்</text:p>
          </table:table-cell>
          <table:table-cell office:value-type="string" calcext:value-type="string">
            <text:p>அறிவியல் புனைகதை - நிவியின் கண்ணில் பட்டத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ரோக்கிய நிகேதனம் - தாராசங்கர் பந்த்யோபாத்யாய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லய பிரவேச உரிமை - பி. சிதம்பரம் பிள்ளை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ளற்ற பாலம் - கொண்டபல்லி கோடேஸ்வரம்ம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றாவடு - சய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இதய நாதம் - ந. சிதம்பர சுப்ரமண்ய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இந்திய விடுதலை வெற்றி (தன்வரலாறு) - அபுல் கலாம் அஸாத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இயற்கை வழியில் வேளாண்மை - மசானபு ஃபுகோகோ (ஆசிரியர்), கயல்விழி (தமிழில்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இரண்டாம் லெப்ரினன்ட் - அகரமுதல்வன்</text:p>
          </table:table-cell>
          <table:table-cell office:value-type="string" calcext:value-type="string">
            <text:p>பிரபஞ்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இவர்களும் தெய்வமாக்கப்படலாம் - வா. சி. ம. ப. த. ம. சரவணகுமார்</text:p>
          </table:table-cell>
          <table:table-cell office:value-type="string" calcext:value-type="string">
            <text:p>கரு. பழனியப்ப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உடைந்த நிழல் - பாரதி பால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உருவமற்ற என் முதல் ஆண் - கே. வி. ஷைலஜா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உலகின் மிட நீண்ட கழிவறை - அகரமுதல்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ஊடறுப்பு - வேல்முருகன் இளங்க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ஊர்வாயி - வா. சி. ம. ப. த. ம. சரவணகுமார்</text:p>
          </table:table-cell>
          <table:table-cell office:value-type="string" calcext:value-type="string">
            <text:p>கரு. பழனியப்ப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ண்ணும் மனிதன் - மல்பா தஹான், கயல்விழி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ரியும் பனிக்காடு - பி. எச். டேனியல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ன் சரித்திரம் - உ. வே. சாமிநாதையர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என் பெயர் ராமசேஷன் – ஆத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ஏழரைப்பங்காளி வகையறா - எஸ். அர்ஷிய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ஏழு நதிகளின் நாடு - சஞ்சீவ் சன்யால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ஒரு சிங்கம் முயலாகிறது - சிவசங்கரி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ஒரு புளியமரத்தின் கதை – சுந்தர ராமசாம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ஒரு பொருளாதார அடியாளின் ஒப்புதல் வாக்குமூலம் - ஜான் பெர்க்கின்ஸ், இரா. முருகவேள் (மொழியாக்கம்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ஒரு மனிதன் ஒரு வீடு ஒரு உலகம் – ஜெயகா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ஒற்றைப் பல் - கரன் கார்க்க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சாக்கின் இதிகாசம் - ஓ.வி.விஜயன், யூமா வாசுக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டல்புரத்தில் - வண்ணநில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டல்புறா - சாண்டில்யன்</text:p>
          </table:table-cell>
          <table:table-cell office:value-type="string" calcext:value-type="string">
            <text:p>பொன்னியின் செல்வன் போன்றது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கடவுள் ஒரு பொய் நம்பிக்கை - ரிச்சர்டு டாகின்ஸ் (ஆசிரியர்), கு. வெ. கி. ஆசான்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டுவழித்துணை - கமலதேவி</text:p>
          </table:table-cell>
          <table:table-cell office:value-type="string" calcext:value-type="string">
            <text:p>'பேசும் புத்தகம்' பரிந்துர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கம்பாநதி – வண்ணநில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மலி - சி. மோ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்ப்பநிலம் - குணா கவியழகன் (ஈழ இலக்கிய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ுக்கு - பாம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ுப்பி - அருணா ராஜ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லங்கிய நதி - பி. எ. கிருஷ்ண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ளப்பிரர் ஆட்சியில் தமிழகம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ன்னி - ஜெ. பிரான்சிஸ் கிருப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னவு தொழிற்சாலை - சுஜாதா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ாகித மலர்கள் - ஆதவ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காடு – ஜெயமோ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ாடோடி - நக்கீ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ீதாரி - சு. தமிழ்செல்வ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ீதையின் மறுபக்கம் - கி. வீரமண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மரிக்கண்டமா சுமேரியமா? - பா. பிரபாகர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லேபகாவலி - ஆத்மார்த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ள்ளன் - பார் லாகர்க்விஸ்ட், தி. ஜானகிராமன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ுற்றப் பரம்பரை - வேல ராமமூர்த்த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ுறுகிய வழி - ஆந்த்ரே ழீடு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ையிலிருக்கும் பூமி (இயற்கை சார்ந்த கட்டுரைகள்) - சு. தியோடர் பாஸ்கரன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கொரில்லா – ஷோபா சக்தி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ொற்கை - ஜோ டி குருஸ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ோபல்ல கிராமம் – கி. ராஜநாராயண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க்கரவாகம் - ந. சிதம்பரசுப்பிரமணிய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த்திய சோதனை - காந்தி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சப்தங்கள்</text:p>
          </table:table-cell>
          <table:table-cell office:value-type="string" calcext:value-type="string">
            <text:p>எஸ். ரா. பரிந்துரை, ஓரின சேர்கையாளர்கள் (ஆண்கள்) பற்ற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ம்பத் சிறுகதைகள் (2 தொகுப்புகள்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ாய்வு நாற்காலி - தோப்பில் முஹம்மது மீரா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ாயாவனம் - சா. கந்த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ாருலதா - தி. குலசே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ந்தா நதி - லா. ச. ராமாமிருதம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ிம்ம சொப்பனம் ஃபிடல் காஸ்ட்ரோ - மரு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ல நேரங்களில் சில மனிதர்கள் - ஜெயகா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ன்னச் சின்ன வாக்கியங்கள் - பியரெத் ஃப்லுசியே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ுதந்திரத்தின் நிறம் - லாரா கோப்பா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ுளுந்தீ - முத்துநாகு</text:p>
          </table:table-cell>
          <table:table-cell office:value-type="string" calcext:value-type="string">
            <text:p>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ூல் - சோ. தர்மன்</text:p>
          </table:table-cell>
          <table:table-cell office:value-type="string" calcext:value-type="string">
            <text:p>எஸ். ரா. பரிந்துரை, 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ெந்நெல் - சோலை சுந்தரம் பெருமாள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ொல்லாராய்ச்சிக் கட்டுரைகள் - ஞா. தேவநேயப் பாவாண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ொலவடைகளும் சொன்னவர்களும் - ச. மா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ந்தை கோரியோ - ஒனோரே தெ பல்சாக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பால்காரன் - ரோஜர் மார்ட்டீன் துகார்ட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் நிலமும் இனமும்? - இலா. வின்சென்ட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தலைவர் - பெரியார் வாழ்கை வரலாறு - சாமி. சிதம்பரன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திருமணம் - ஞா. தேவநேயப் பாவாண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வளர்த்த அழகுக் கலைகள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ின் தொன்மை - குண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தலைகீழ் விகிதங்கள் – நாஞ்சில் நாட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லைமுறைகள் – நீல. பத்மநாப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ிருடன் மணியன்பிள்ளை - குளச்சல் மு. யூசுப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ிருநங்கையர் சமூக வரைவியல் - பத்மபார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ீம்புனல் - ஜி. கார்ல் மார்க்ஸ்</text:p>
          </table:table-cell>
          <table:table-cell office:value-type="string" calcext:value-type="string">
            <text:p>பவா பரிந்துரை, ஜெயமோக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ுல்லிய தாக்குதல் - வி. களத்தூர் பாரூக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ுறைவன் - கிறிஸ்டோபர் ஆண்டன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ெரிந்த வரலாற்றின் தெரியாத பக்கங்கள் - கிருஷ்ணவேல்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ேசம்மா - க. அரவிந்த் கும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ேவமலர் - <text:s/>ஸெல்மா லாகர்லெவ்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ொலைந்துபோன சிறிய அளவிலான கருப்பு நிற பைபிள் - சாதன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ஞ்சுண்டகாடு - குணா கவியழ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ரிக்குறவர் இனவரைவியல் - கரசூர் பத்மபார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றுமணத் தோட்டம் - பெரு. 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கம்மாள் - ஆர். சண்முகசுந்தர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டற்றவனின் முகவரியிலிருந்து - பா. ம. மகிழ்நன்</text:p>
          </table:table-cell>
          <table:table-cell office:value-type="string" calcext:value-type="string">
            <text:p>அம்பேத்கர் பற்ற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ான் ஓர் இந்துவாக சாக மாட்டேன் - அம்பேத்கர்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ான் பூலான்தேவி - மு. ந. புகழேந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த்யகன்னி – எம். வி. வெங்கட்ராம்</text:p>
          </table:table-cell>
          <table:table-cell office:value-type="string" calcext:value-type="string">
            <text:p>க. நா. சு - தமிழின் முதல் வட்டார நாவல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லம் பூத்து மலர்ந்த நாள் - மனோஜ் குரூர், K. V. ஜெயசிரி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லவளம் - நட் ஹாம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லவியலின் துயரம் - லோகதாசன்தர்மதுரை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ழலற்ற பெருவெளி - தாஹர் பென் ஜீலோவ்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ழலின் தனிமை - தேவிபாரத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நிறங்களின் மொழி</text:p>
          </table:table-cell>
          <table:table-cell office:value-type="string" calcext:value-type="string">
            <text:p>கமல் கா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ீர் - விநாயக 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ீருக்கடியில் சில குரல்கள் - பிரபு காளிதாஸ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ீலகண்டப் பறவையைத் தேடி - அதீன் பந்த்யோபாத்யாய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ெஞ்சுக்கு நீதி - கலைஞர் மு.கருணாநிதி - (ஆறு பாகங்கள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கவத் கீதை - பாரதிய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சி - நட் ஹாம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சித்த மானிடம் - கரிச்சான் குஞ்ச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ட்ட விரட்டி - காலெட் ஹோஸ்ஸீ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ண்டைத் தமிழர் வாழ்வும் வழிபாடும் - க. கைலாசப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ண்பாட்டு அசைவுகள் - தொ. பரமசி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ழையன கழிதலும் - ப. சிவக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ள்ளிக்கூடம் - பா. செயப்பிரகாசம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கீரதியின் மதியம் - பா. வெங்கடேச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ணர் இனவரைவியல் - பக்தவத்சல பாரதி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பாசாகேபின் அருகிருந்து - சலீம் யுசுப்ஜி (தொகுப்பாசிரியர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ர்த்தீனியம் - தமிழ்நதி</text:p>
          </table:table-cell>
          <table:table-cell office:value-type="string" calcext:value-type="string">
            <text:p>ஈழ இலக்கியம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பாரதியின் சுயசரிதைகள் - பாரதியார் (ஆசிரியர்), ஆ. இரா. வேங்கடாசலபதி (தொகுப்ப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ழி - கோணங்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ிரபாகரன் வாழ்வும் மரணமும் - பா. ராக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ிரயாணக் கட்டுரைகள் - ஏ. கே. செட்டியார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ிலோமி டீச்சர் - வா. மு. கோமு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புத்தம்வீடு – <text:s/>ஹெப்சிபா ஜேசுதா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ுறநானூறு புதிய வரிசை வகை - சாலமன் பாப்பைய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ுறநானூறு - ஓர் எளிய அறிமுகம் - சுஜாத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ேட்டை - தமிழ்ப்பிரப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ொய்தேவு – க. நா. சுப்ரமணிய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ௌத்தமும் தமிழும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ண்ட்டோ படைப்புகள் - ராமாநுஜம்</text:p>
          </table:table-cell>
          <table:table-cell office:value-type="string" calcext:value-type="string">
            <text:p>இந்திய பாகிதான் பிரிப்பு பற்றி, 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ண்ணும் மனிதரும் - சிவராம காரந்த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தகுரு - <text:s/>ஸெல்மா லாகர்லெவ்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தில்கள் - வைக்கம் முகம்மது பஷீர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துரை தேவர் - எம்ஜிஆர் - திருமாவளவன் --- ஜீவசகாப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றைக்கப்பட்ட பக்கங்கள்: பால் - பாலினம் - பாலியல் ஒருங்கிணைவு - கோபி சங்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ன்னார் பொழுதுகள் - வேல்முருகன் இளங்க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ாபெரும் தமிழ்க் கனவு - தி இந்து பதிப்பகம்</text:p>
          </table:table-cell>
          <table:table-cell office:value-type="string" calcext:value-type="string">
            <text:p>அண்ணாதுரை வாழ்கை வரலாற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ாலன் சிறுகதைகள் - மாலன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மிர்தாதின் புத்தகம்</text:p>
          </table:table-cell>
          <table:table-cell office:value-type="string" calcext:value-type="string">
            <text:p>கமல் கா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ிஷன் காம்பவுண்ட் - கணேசகுமாரன்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ீன்காரத் தெரு - கீரனூர் ஜாகிர்ராஜ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ுகிலினி - இரா. முருகவேள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ூலதனம் - கார்ல் மார்க்ஸ் - (3 பாகங்களு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ூன்று காதல் கதைகள் - இவான் துர்கேனிவ் (ஆசிரியர்), பூ.சோமசுந்தர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ேய்ப்பர்கள் - பவா செல்லதுர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ொழி எங்கள் உயிருக்கு நேர் - ஆழி செந்தில்நாதன்</text:p>
          </table:table-cell>
          <table:table-cell office:value-type="string" calcext:value-type="string">
            <text:p>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ோக முள் - தி. ஜானகிராம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ௌனத்தின் சாட்சியங்கள் - சம்சுதீன் ஹீர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யார் கைகளில் இந்து ஆலயங்கள் - எஸ். ஜி. ரமேஷ்பாப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ராமசேசன் - ஆதவ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ரம்பு மீறிய பிரதிகள் - சாரு நிவேதித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வால்காவிலிருந்து கங்கை வரை - ராகுல் சாங்கிருத்தியாயன் (ஆசிரியர்), யூமா வாசுக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ழ்தல் இனிது - ஆத்மார்த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ழும் நல்லிணக்கம் - <text:s/>சபா நக்வ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னம் வசப்படும் - <text:s/>பிரபஞ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ிடமேறிய கனவு - குணா கவியழகன் (ஈழ இலக்கிய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ிமரிசனக்கலை - க. நா. சுப்ரமண்ய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ீரபாண்டியன் மனைவி – அரு. ராமநாதன்</text:p>
          </table:table-cell>
          <table:table-cell office:value-type="string" calcext:value-type="string">
            <text:p>சாரு பரிந்துரை, 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ெட்டுப்புலி - தமிழ்ம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ேர்கள் - அலெக்ஸ் ஹேலி</text:p>
          </table:table-cell>
          <table:table-cell office:value-type="string" calcext:value-type="string">
            <text:p>வெற்றிமாற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ேறு ஒரு கதை சொல்லட்டுமா சார் - சான்டி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ைக்கம் போராட்டம் - பழ. அதியமா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ன்னலில் ஒரு சிறுமி - டோட்டோ-சான்</text:p>
          </table:table-cell>
          <table:table-cell office:value-type="string" calcext:value-type="string">
            <text:p>சிறார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ஜீவன் லீலா - காகாகாலேல்கர் (ஆசிரியர்), பி. எம். கிருஷ்ணசாம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ென் சதை ஜென் எலும்புகள் - பால் ரெப்ஸ், நியோஜென் சென்ஸக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5" table:number-rows-repeated="104837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16:58:18.763991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4.2$Linux_X86_64 LibreOffice_project/00$Build-2</meta:generator>
    <dc:date>2021-02-05T16:59:02.587914779</dc:date>
    <meta:editing-duration>PT20H33M55S</meta:editing-duration>
    <meta:editing-cycles>167</meta:editing-cycles>
    <meta:document-statistic meta:table-count="1" meta:cell-count="286" meta:object-count="0"/>
  </office:meta>
</office:document-meta>
</file>